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uggestionsFragment.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293391616"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View onCreateView(@NonNull LayoutInflater inflater, ViewGroup container, Bundle savedInstanceState)</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1814681311738"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381" meta:character-count="2361" meta:non-whitespace-character-count="2043"/>
    <meta:generator>LibreOfficeDev/6.0.5.2$Linux_X86_64 LibreOffice_project/</meta:generator>
  </office:meta>
</office:document-meta>
</file>